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text-properties officeooo:rsid="001506e1" officeooo:paragraph-rsid="001506e1"/>
    </style:style>
    <style:style style:name="P3" style:family="paragraph" style:parent-style-name="Text_20_body" style:list-style-name="L1">
      <style:text-properties officeooo:rsid="0016dcf9" officeooo:paragraph-rsid="0016dcf9"/>
    </style:style>
    <style:style style:name="P4" style:family="paragraph" style:parent-style-name="Text_20_body" style:list-style-name="L1">
      <style:text-properties officeooo:rsid="0018c9e5" officeooo:paragraph-rsid="0018c9e5"/>
    </style:style>
    <style:style style:name="P5" style:family="paragraph" style:parent-style-name="Text_20_body" style:list-style-name="L1">
      <style:text-properties officeooo:rsid="00190e64" officeooo:paragraph-rsid="00190e64"/>
    </style:style>
    <style:style style:name="P6" style:family="paragraph" style:parent-style-name="Text_20_body" style:list-style-name="L1">
      <style:text-properties style:font-name="LM Mono 8" fo:font-weight="bold" officeooo:rsid="0018c9e5" officeooo:paragraph-rsid="0018c9e5" style:font-weight-asian="bold" style:font-weight-complex="bold"/>
    </style:style>
    <style:style style:name="P7" style:family="paragraph" style:parent-style-name="Text_20_body" style:list-style-name="L1">
      <style:text-properties style:font-name="LM Mono 8" fo:font-weight="bold" officeooo:rsid="001d53f1" officeooo:paragraph-rsid="001d53f1" style:font-weight-asian="bold" style:font-weight-complex="bold"/>
    </style:style>
    <style:style style:name="P8" style:family="paragraph" style:parent-style-name="Text_20_body" style:list-style-name="L1">
      <style:text-properties officeooo:rsid="001a86c7" officeooo:paragraph-rsid="001a86c7"/>
    </style:style>
    <style:style style:name="P9" style:family="paragraph" style:parent-style-name="Text_20_body" style:list-style-name="L1">
      <style:text-properties officeooo:rsid="001b618f" officeooo:paragraph-rsid="001b618f"/>
    </style:style>
    <style:style style:name="P10" style:family="paragraph" style:parent-style-name="Text_20_body" style:list-style-name="L4">
      <style:text-properties officeooo:rsid="001b618f" officeooo:paragraph-rsid="001c6f30"/>
    </style:style>
    <style:style style:name="P11" style:family="paragraph" style:parent-style-name="Text_20_body" style:list-style-name="L5">
      <style:text-properties officeooo:rsid="001b618f" officeooo:paragraph-rsid="001ca26f"/>
    </style:style>
    <style:style style:name="P12" style:family="paragraph" style:parent-style-name="Text_20_body" style:list-style-name="L6">
      <style:text-properties officeooo:rsid="001b618f" officeooo:paragraph-rsid="001ca26f"/>
    </style:style>
    <style:style style:name="P13" style:family="paragraph" style:parent-style-name="Text_20_body" style:list-style-name="L7">
      <style:text-properties officeooo:rsid="001b618f" officeooo:paragraph-rsid="001ca26f"/>
    </style:style>
    <style:style style:name="P14" style:family="paragraph" style:parent-style-name="Text_20_body" style:list-style-name="L1">
      <style:text-properties officeooo:rsid="001c2078" officeooo:paragraph-rsid="001c2078"/>
    </style:style>
    <style:style style:name="P15" style:family="paragraph" style:parent-style-name="Text_20_body">
      <style:text-properties officeooo:paragraph-rsid="001b618f"/>
    </style:style>
    <style:style style:name="P16" style:family="paragraph" style:parent-style-name="Text_20_body" style:list-style-name="L1">
      <style:text-properties officeooo:rsid="001d53f1" officeooo:paragraph-rsid="001d53f1"/>
    </style:style>
    <style:style style:name="P17" style:family="paragraph" style:parent-style-name="Title">
      <style:text-properties officeooo:rsid="001506e1" officeooo:paragraph-rsid="001506e1"/>
    </style:style>
    <style:style style:name="P18" style:family="paragraph" style:parent-style-name="Heading_20_1">
      <style:text-properties officeooo:rsid="001ca26f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officeooo:rsid="0014cbb5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14cbb5" style:font-size-asian="7pt" style:font-size-complex="7pt"/>
    </style:style>
    <style:style style:name="T5" style:family="text">
      <style:text-properties fo:font-weight="bold" officeooo:rsid="001a40cf" style:font-weight-asian="bold" style:font-weight-complex="bold"/>
    </style:style>
    <style:style style:name="T6" style:family="text">
      <style:text-properties style:font-name="Liberation Sans"/>
    </style:style>
    <style:style style:name="T7" style:family="text">
      <style:text-properties style:font-name="LM Mono 8" fo:font-weight="bold" style:font-weight-asian="bold" style:font-weight-complex="bold"/>
    </style:style>
    <style:style style:name="T8" style:family="text">
      <style:text-properties style:font-name="LM Mono 8" fo:font-weight="bold" officeooo:rsid="001b618f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heck List</text:p>
      <text:h text:style-name="P18" text:outline-level="1">START:</text:h>
      <text:p text:style-name="P2"/>
      <text:list xml:id="list1215018876" text:style-name="L1">
        <text:list-item>
          <text:p text:style-name="P14">(<text:span text:style-name="T6">Windows</text:span> Host) Turn on Xlaunch.</text:p>
        </text:list-item>
        <text:list-item>
          <text:p text:style-name="P3">(If not available) <text:s/><text:span text:style-name="T5">IMPORT</text:span> the OVA file.</text:p>
        </text:list-item>
        <text:list-item>
          <text:p text:style-name="P3">Turn On the virtual machine.</text:p>
        </text:list-item>
        <text:list-item>
          <text:p text:style-name="P4">Vbox Console (tty1) login.</text:p>
          <text:p text:style-name="P6">sudo su -</text:p>
          <text:p text:style-name="P6">apt-get update</text:p>
          <text:p text:style-name="P6">apt-get dist-upgrade -y</text:p>
          <text:p text:style-name="P6">apt-get autoremove -y</text:p>
          <text:p text:style-name="P6">apt-get autoclean -y</text:p>
          <text:list>
            <text:list-item>
              <text:p text:style-name="P8">leave it</text:p>
            </text:list-item>
            <text:list-item>
              <text:p text:style-name="P5">remove lock files?</text:p>
            </text:list-item>
          </text:list>
        </text:list-item>
        <text:list-item>
          <text:p text:style-name="P9">Login to the virtual guest</text:p>
        </text:list-item>
      </text:list>
      <text:list xml:id="list3206281201" text:style-name="L5">
        <text:list-item>
          <text:list>
            <text:list-item>
              <text:p text:style-name="P11">Windows: PUTTY (enable X11)</text:p>
            </text:list-item>
          </text:list>
        </text:list-item>
      </text:list>
      <text:list xml:id="list598643675" text:style-name="L6">
        <text:list-item>
          <text:list>
            <text:list-item>
              <text:p text:style-name="P12">Linux/macOS:</text:p>
            </text:list-item>
          </text:list>
        </text:list-item>
      </text:list>
      <text:list xml:id="list3466189380" text:style-name="L7">
        <text:list-item>
          <text:list>
            <text:list-header>
              <text:p text:style-name="P13"><text:span text:style-name="T7">ssh -X p 6022 user@localhost</text:span></text:p>
            </text:list-header>
          </text:list>
        </text:list-item>
      </text:list>
      <text:h text:style-name="Heading_20_1" text:outline-level="1">END</text:h>
      <text:list xml:id="list113253269789490" text:continue-list="list1215018876" text:style-name="L1">
        <text:list-item text:start-value="1">
          <text:p text:style-name="P16">(superuser console)</text:p>
          <text:p text:style-name="P7">shutdown -h now</text:p>
        </text:list-item>
        <text:list-item>
          <text:p text:style-name="P16">Export/backup OVA file</text:p>
        </text:list-item>
        <text:list-item>
          <text:p text:style-name="P16">Exit virtual box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0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1:32:52.264020072</dc:date>
    <meta:editing-duration>PT2H9M54S</meta:editing-duration>
    <meta:editing-cycles>13</meta:editing-cycles>
    <meta:document-statistic meta:table-count="0" meta:image-count="0" meta:object-count="0" meta:page-count="1" meta:paragraph-count="23" meta:word-count="164" meta:character-count="984" meta:non-whitespace-character-count="784"/>
  </office:meta>
</office:document-meta>
</file>